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8000000C81E0B3BB576416B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RZar" svg:font-family="IRZar"/>
    <style:font-face style:name="IRDavat" svg:font-family="IRDav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d068" officeooo:paragraph-rsid="0009d068" style:font-name-complex="IRDavat"/>
    </style:style>
    <style:style style:name="P2" style:family="paragraph" style:parent-style-name="Standard">
      <style:paragraph-properties fo:text-align="end" style:justify-single-word="false"/>
      <style:text-properties officeooo:rsid="0009d068" officeooo:paragraph-rsid="0009d068" style:font-name-complex="IRDavat"/>
    </style:style>
    <style:style style:name="P3" style:family="paragraph">
      <loext:graphic-properties draw:fill-color="#bbe3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bbe33d" draw:textarea-horizontal-align="justify" draw:textarea-vertical-align="middle" draw:auto-grow-height="false" fo:min-height="10.4626in" fo:min-width="0.4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1" draw:style-name="gr1" draw:text-style-name="P3" svg:width="0.5657in" svg:height="10.5488in" svg:x="-0.7307in" svg:y="0.2752in"><text:p/><draw:enhanced-geometry svg:viewBox="0 0 21600 21600" draw:path-stretchpoint-x="10800" draw:path-stretchpoint-y="10800" draw:text-areas="?f3 ?f4 ?f5 ?f6" draw:type="round-rectangle" draw:modifiers="5671.6564417177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char" svg:x="-0.7311in" svg:y="-0.7874in" svg:width="1.3701in" svg:height="1.3701in" draw:z-index="1"><draw:image xlink:href="Pictures/10000000000000C8000000C81E0B3BB576416B84.png" xlink:type="simple" xlink:show="embed" xlink:actuate="onLoad" loext:mime-type="image/png"/></draw:frame>به نام خدا</text:p>
      <text:p text:style-name="P1">سیلابس دوره کامپفیزیک مدرسه دانش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RZar" svg:font-family="IRZar"/>
    <style:font-face style:name="IRDavat" svg:font-family="IRDav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IRZar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IRZar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RZar" style:font-family-complex="IRZar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IRZar" style:font-family-complex="IRZ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Zar" style:font-family-complex="IR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RZar" style:font-family-complex="IRZa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7T13:01:47.702887114</meta:creation-date>
    <meta:generator>LibreOffice/6.4.7.2$Linux_X86_64 LibreOffice_project/40$Build-2</meta:generator>
    <dc:date>2021-12-27T21:25:30.915383587</dc:date>
    <meta:editing-duration>PT40M31S</meta:editing-duration>
    <meta:editing-cycles>3</meta:editing-cycles>
    <meta:document-statistic meta:table-count="0" meta:image-count="1" meta:object-count="0" meta:page-count="1" meta:paragraph-count="2" meta:word-count="8" meta:character-count="42" meta:non-whitespace-character-count="36"/>
  </office:meta>
</office:document-meta>
</file>